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Source Code Pro', 'Courier New'"/>
    <style:font-face style:name="Mangal1" svg:font-family="Mangal"/>
    <style:font-face style:name="Segoe UI" svg:font-family="'Segoe UI', 'Helvetica Neue', Helvetica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dddddd" style:font-name="Consolas" fo:font-size="12pt" fo:letter-spacing="normal" fo:font-style="normal" fo:font-weight="normal"/>
    </style:style>
    <style:style style:name="P2" style:family="paragraph" style:parent-style-name="Preformatted_20_Text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fo:font-variant="normal" fo:text-transform="none" fo:color="#dddddd" style:font-name="Consolas" fo:font-size="12pt" fo:letter-spacing="normal" fo:font-style="normal" fo:font-weight="normal"/>
    </style:style>
    <style:style style:name="P3" style:family="paragraph" style:parent-style-name="Preformatted_20_Text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fo:font-variant="normal" fo:text-transform="none" fo:color="#dddddd" style:font-name="Consolas" fo:font-size="12pt" fo:letter-spacing="normal" fo:font-style="normal" fo:font-weight="normal" fo:background-color="#283646" loext:padding="0in" loext:border="none"/>
    </style:style>
    <style:style style:name="P4" style:family="paragraph" style:parent-style-name="Preformatted_20_Text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dddddd" style:font-name="Consolas" fo:font-size="12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dddddd" fo:letter-spacing="normal"/>
    </style:style>
    <style:style style:name="P7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dddddd" fo:letter-spacing="normal" fo:background-color="#283646" loext:padding="0in" loext:border="none"/>
    </style:style>
    <style:style style:name="P8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dddddd" style:font-name="Consolas" fo:font-size="12pt" fo:letter-spacing="normal" fo:font-style="normal" fo:font-weight="normal"/>
    </style:style>
    <style:style style:name="P9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dddddd" style:font-name="Consolas" fo:font-size="12pt" fo:letter-spacing="normal" fo:font-style="normal" fo:font-weight="normal" fo:background-color="#283646" loext:padding="0in" loext:border="none"/>
    </style:style>
    <style:style style:name="P10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b9b9b9" style:font-name="Consolas" fo:font-size="12pt" fo:letter-spacing="normal" fo:font-style="normal" fo:font-weight="normal"/>
    </style:style>
    <style:style style:name="P1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b9b9b9" style:font-name="Consolas" fo:font-size="12pt" fo:letter-spacing="normal" fo:font-style="normal" fo:font-weight="normal" fo:background-color="#283646" loext:padding="0in" loext:border="none"/>
    </style:style>
    <style:style style:name="P12" style:family="paragraph" style:parent-style-name="Heading_20_4">
      <style:paragraph-properties fo:margin-left="0in" fo:margin-right="0in" fo:orphans="2" fo:widows="2" fo:text-indent="0in" style:auto-text-indent="false"/>
    </style:style>
    <style:style style:name="P13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</style:style>
    <style:style style:name="P14" style:family="paragraph" style:parent-style-name="Standard">
      <style:text-properties officeooo:paragraph-rsid="0012fc03"/>
    </style:style>
    <style:style style:name="P15" style:family="paragraph" style:parent-style-name="Text_20_body">
      <style:paragraph-properties fo:orphans="2" fo:widows="2"/>
    </style:style>
    <style:style style:name="P16" style:family="paragraph" style:parent-style-name="Text_20_body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</style:style>
    <style:style style:name="T1" style:family="text">
      <style:text-properties officeooo:rsid="0012fc03"/>
    </style:style>
    <style:style style:name="T2" style:family="text">
      <style:text-properties style:font-name="Segoe Print" fo:font-size="11pt" style:font-size-asian="11pt"/>
    </style:style>
    <style:style style:name="T3" style:family="text">
      <style:text-properties fo:font-variant="normal" fo:text-transform="none" fo:color="#5f5f5f" style:font-name="Segoe Print" fo:font-size="11pt" fo:letter-spacing="normal" style:font-size-asian="11pt"/>
    </style:style>
    <style:style style:name="T4" style:family="text">
      <style:text-properties fo:font-variant="normal" fo:text-transform="none" fo:color="#5f5f5f" style:font-name="Segoe UI" fo:font-size="12pt" fo:letter-spacing="normal" fo:font-style="normal" fo:font-weight="normal" style:font-size-asian="11pt"/>
    </style:style>
    <style:style style:name="T5" style:family="text">
      <style:text-properties fo:font-variant="normal" fo:text-transform="none" fo:color="#5f5f5f" style:font-name="Consolas" fo:font-size="11pt" fo:letter-spacing="normal" fo:font-style="normal" fo:font-weight="bold" style:font-size-asian="11pt"/>
    </style:style>
    <style:style style:name="T6" style:family="text">
      <style:text-properties fo:font-variant="normal" fo:text-transform="none" fo:color="#5f5f5f" style:font-name="Consolas" fo:font-size="12pt" fo:letter-spacing="normal" fo:font-style="normal" fo:font-weight="normal" style:font-size-asian="11pt"/>
    </style:style>
    <style:style style:name="T7" style:family="text">
      <style:text-properties fo:font-variant="normal" fo:text-transform="none" fo:color="#5f5f5f" style:font-name="Consolas" fo:font-size="12pt" fo:letter-spacing="normal" fo:font-style="normal" fo:font-weight="bold" loext:padding="0in" loext:border="none"/>
    </style:style>
    <style:style style:name="T8" style:family="text">
      <style:text-properties fo:font-variant="normal" fo:text-transform="none" fo:color="#4b71ca" style:text-line-through-style="none" style:text-line-through-type="none" style:font-name="Consolas" fo:font-size="12pt" fo:letter-spacing="normal" fo:font-style="normal" style:text-underline-style="none" fo:font-weight="normal" style:text-blinking="false" style:font-size-asian="11pt" loext:padding-left="0in" loext:padding-right="0in" loext:padding-top="0in" loext:padding-bottom="0.0311in" loext:border-left="none" loext:border-right="none" loext:border-top="none" loext:border-bottom="0.06pt solid #d4d4d4"/>
    </style:style>
    <style:style style:name="T9" style:family="text">
      <style:text-properties fo:font-variant="normal" fo:text-transform="none" fo:color="#dddddd" style:font-name="Consolas" fo:font-size="12pt" fo:letter-spacing="normal" fo:font-style="normal" fo:font-weight="normal" style:font-size-asian="11pt"/>
    </style:style>
    <style:style style:name="T10" style:family="text">
      <style:text-properties fo:font-variant="normal" fo:text-transform="none" fo:color="#fee937" style:font-name="Consolas" fo:font-size="12pt" fo:letter-spacing="normal" fo:font-style="normal" fo:font-weight="normal" style:font-size-asian="11pt"/>
    </style:style>
    <style:style style:name="T11" style:family="text">
      <style:text-properties fo:font-variant="normal" fo:text-transform="none" fo:color="#62d543" style:font-name="Consolas" fo:font-size="12pt" fo:letter-spacing="normal" fo:font-style="normal" fo:font-weight="normal" style:font-size-asian="11pt"/>
    </style:style>
    <style:style style:name="T12" style:family="text">
      <style:text-properties fo:color="#5f5f5f" style:font-name="Segoe UI" fo:font-size="12pt" fo:letter-spacing="normal" fo:font-weight="normal" style:font-size-asian="11pt"/>
    </style:style>
    <style:style style:name="T13" style:family="text">
      <style:text-properties style:font-name="Consolas" fo:font-size="12pt" fo:font-style="normal" fo:font-weight="normal"/>
    </style:style>
    <style:style style:name="T14" style:family="text">
      <style:text-properties fo:color="#fee937"/>
    </style:style>
    <style:style style:name="T15" style:family="text">
      <style:text-properties fo:color="#fee937" style:font-name="Segoe Print" fo:font-size="11pt" style:font-size-asian="11pt"/>
    </style:style>
    <style:style style:name="T16" style:family="text">
      <style:text-properties fo:color="#fee937" style:font-name="Consolas" fo:font-size="12pt" fo:font-style="normal" fo:font-weight="normal"/>
    </style:style>
    <style:style style:name="T17" style:family="text">
      <style:text-properties fo:color="#62d543"/>
    </style:style>
    <style:style style:name="T18" style:family="text">
      <style:text-properties fo:color="#62d543" style:font-name="Consolas" fo:font-size="12pt" fo:font-style="normal" fo:font-weight="normal"/>
    </style:style>
    <style:style style:name="T19" style:family="text">
      <style:text-properties fo:color="#62d543" style:font-name="Segoe Print" fo:font-size="11pt" style:font-size-asian="11pt"/>
    </style:style>
    <style:style style:name="T20" style:family="text">
      <style:text-properties fo:color="#86b9f5"/>
    </style:style>
    <style:style style:name="T21" style:family="text">
      <style:text-properties fo:color="#86b9f5" style:font-name="Segoe Print"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_<text:span text:style-name="T1">lodash</text:span></text:p>
      <text:p text:style-name="Standard"/>
      <text:p text:style-name="P13"><text:span text:style-name="T2">pull: </text:span><text:span text:style-name="T4">Removes all given values from </text:span><text:span text:style-name="Source_20_Text"><text:span text:style-name="T6">array</text:span></text:span><text:span text:style-name="T3"> </text:span><text:span text:style-name="T4">using </text:span><text:a xlink:type="simple" xlink:href="http://ecma-international.org/ecma-262/7.0/#sec-samevaluezero" text:style-name="Internet_20_link" text:visited-style-name="Visited_20_Internet_20_Link"><text:span text:style-name="Source_20_Text"><text:span text:style-name="T8">SameValueZero</text:span></text:span></text:a><text:span text:style-name="T3"> </text:span><text:span text:style-name="T4">for equality comparisons.</text:span><text:span text:style-name="T2"><text:line-break/></text:span><text:bookmark text:name="pull"/><text:span text:style-name="Source_20_Text"><text:span text:style-name="T5">_.pull(array, [values])</text:span></text:span></text:p>
      <text:p text:style-name="P4"><text:span text:style-name="Source_20_Text"><text:span text:style-name="T10">var</text:span></text:span><text:span text:style-name="Source_20_Text"><text:span text:style-name="T9"> array = [</text:span></text:span><text:span text:style-name="Source_20_Text"><text:span text:style-name="T11">'a'</text:span></text:span><text:span text:style-name="Source_20_Text"><text:span text:style-name="T9">, </text:span></text:span><text:span text:style-name="Source_20_Text"><text:span text:style-name="T11">'b'</text:span></text:span><text:span text:style-name="Source_20_Text"><text:span text:style-name="T9">, </text:span></text:span><text:span text:style-name="Source_20_Text"><text:span text:style-name="T11">'c'</text:span></text:span><text:span text:style-name="Source_20_Text"><text:span text:style-name="T9">, </text:span></text:span><text:span text:style-name="Source_20_Text"><text:span text:style-name="T11">'a'</text:span></text:span><text:span text:style-name="Source_20_Text"><text:span text:style-name="T9">, </text:span></text:span><text:span text:style-name="Source_20_Text"><text:span text:style-name="T11">'b'</text:span></text:span><text:span text:style-name="Source_20_Text"><text:span text:style-name="T9">, </text:span></text:span><text:span text:style-name="Source_20_Text"><text:span text:style-name="T11">'c'</text:span></text:span><text:span text:style-name="Source_20_Text"><text:span text:style-name="T9">];</text:span></text:span></text:p>
      <text:p text:style-name="P6"> </text:p>
      <text:p text:style-name="P8">_.<text:span text:style-name="T20">pull</text:span>(array, <text:span text:style-name="T17">'a'</text:span>, <text:span text:style-name="T17">'c'</text:span>);</text:p>
      <text:p text:style-name="P8">console.log(array);</text:p>
      <text:p text:style-name="P10">// =&gt; ['b', 'b']</text:p>
      <text:p text:style-name="P13"><text:span text:style-name="Source_20_Text"><text:span text:style-name="T5"/></text:span></text:p>
      <text:p text:style-name="P13"><text:span text:style-name="T2"/></text:p>
      <text:p text:style-name="P13"><text:span text:style-name="T2">pluck</text:span></text:p>
      <text:p text:style-name="P13"><text:span text:style-name="T2">filter: </text:span><text:bookmark text:name="filter"/><text:span text:style-name="Source_20_Text"><text:span text:style-name="T5">_.filter(collection, [predicate=_.identity])</text:span></text:span></text:p>
      <text:p text:style-name="P13"><text:span text:style-name="T4">Iterates over elements of </text:span><text:span text:style-name="Source_20_Text"><text:span text:style-name="T6">collection</text:span></text:span><text:span text:style-name="T4">, returning an array of all elements </text:span><text:span text:style-name="Source_20_Text"><text:span text:style-name="T6">predicate</text:span></text:span><text:span text:style-name="T3"> </text:span><text:span text:style-name="T4">returns truthy for. The predicate is invoked with three arguments: </text:span><text:span text:style-name="Emphasis"><text:span text:style-name="T12">(value, index|key, collection)</text:span></text:span><text:span text:style-name="T4">.</text:span><text:span text:style-name="T2"> </text:span></text:p>
      <text:p text:style-name="P2"><text:span text:style-name="T15">var</text:span><text:span text:style-name="T2"> users = [</text:span></text:p>
      <text:p text:style-name="P6">  <text:span text:style-name="T13">{ </text:span><text:span text:style-name="T18">'user'</text:span><text:span text:style-name="T13">: </text:span><text:span text:style-name="T18">'barney'</text:span><text:span text:style-name="T13">, </text:span><text:span text:style-name="T18">'age'</text:span><text:span text:style-name="T13">: </text:span><text:span text:style-name="T16">36</text:span><text:span text:style-name="T13">, </text:span><text:span text:style-name="T18">'active'</text:span><text:span text:style-name="T13">: true },</text:span></text:p>
      <text:p text:style-name="P6">  <text:span text:style-name="T13">{ </text:span><text:span text:style-name="T18">'user'</text:span><text:span text:style-name="T13">: </text:span><text:span text:style-name="T18">'fred'</text:span><text:span text:style-name="T13">,   </text:span><text:span text:style-name="T18">'age'</text:span><text:span text:style-name="T13">: </text:span><text:span text:style-name="T16">40</text:span><text:span text:style-name="T13">, </text:span><text:span text:style-name="T18">'active'</text:span><text:span text:style-name="T13">: false }</text:span></text:p>
      <text:p text:style-name="P8">];</text:p>
      <text:p text:style-name="P6"> </text:p>
      <text:p text:style-name="P8">_.<text:span text:style-name="T20">filter</text:span>(users, <text:span text:style-name="T14">function</text:span>(o) { return !o.active; });</text:p>
      <text:p text:style-name="P10">// =&gt; objects for ['fred']</text:p>
      <text:p text:style-name="P6"> </text:p>
      <text:p text:style-name="P10">// The `_.matches` iteratee shorthand.</text:p>
      <text:p text:style-name="P8">_.<text:span text:style-name="T20">filter</text:span>(users, { <text:span text:style-name="T17">'age'</text:span>: <text:span text:style-name="T14">36</text:span>, <text:span text:style-name="T17">'active'</text:span>: true });</text:p>
      <text:p text:style-name="P10">// =&gt; objects for ['barney']</text:p>
      <text:p text:style-name="P6"> </text:p>
      <text:p text:style-name="P10">// The `_.matchesProperty` iteratee shorthand.</text:p>
      <text:p text:style-name="P8">_.<text:span text:style-name="T20">filter</text:span>(users, [<text:span text:style-name="T17">'active'</text:span>, false]);</text:p>
      <text:p text:style-name="P10">// =&gt; objects for ['fred']</text:p>
      <text:p text:style-name="P6"> </text:p>
      <text:p text:style-name="P10">// The `_.property` iteratee shorthand.</text:p>
      <text:p text:style-name="P8">_.<text:span text:style-name="T20">filter</text:span>(users, <text:span text:style-name="T17">'active'</text:span>);</text:p>
      <text:p text:style-name="P10">// =&gt; objects for ['barney']</text:p>
      <text:p text:style-name="P13"><text:span text:style-name="T2"/></text:p>
      <text:p text:style-name="P13"><text:span text:style-name="T2">find: </text:span><text:bookmark text:name="find"/><text:span text:style-name="Source_20_Text"><text:span text:style-name="T5">_.find(collection, [predicate=_.identity], [fromIndex=0])</text:span></text:span></text:p>
      <text:p text:style-name="P13"><text:span text:style-name="T4">Iterates over elements of </text:span><text:span text:style-name="Source_20_Text"><text:span text:style-name="T6">collection</text:span></text:span><text:span text:style-name="T4">, returning the first element </text:span><text:span text:style-name="Source_20_Text"><text:span text:style-name="T6">predicate</text:span></text:span><text:span text:style-name="T3"> </text:span><text:span text:style-name="T4">returns truthy for. The predicate is invoked with three arguments: </text:span><text:span text:style-name="Emphasis"><text:span text:style-name="T12">(value, index|key, collection)</text:span></text:span><text:span text:style-name="T4">.</text:span><text:span text:style-name="T2"> </text:span></text:p>
      <text:p text:style-name="P2"><text:span text:style-name="T15">var</text:span><text:span text:style-name="T2"> users = [</text:span></text:p>
      <text:p text:style-name="P6">  <text:span text:style-name="T13">{ </text:span><text:span text:style-name="T18">'user'</text:span><text:span text:style-name="T13">: </text:span><text:span text:style-name="T18">'barney'</text:span><text:span text:style-name="T13">,  </text:span><text:span text:style-name="T18">'age'</text:span><text:span text:style-name="T13">: </text:span><text:span text:style-name="T16">36</text:span><text:span text:style-name="T13">, </text:span><text:span text:style-name="T18">'active'</text:span><text:span text:style-name="T13">: true },</text:span></text:p>
      <text:p text:style-name="P6">  <text:span text:style-name="T13">{ </text:span><text:span text:style-name="T18">'user'</text:span><text:span text:style-name="T13">: </text:span><text:span text:style-name="T18">'fred'</text:span><text:span text:style-name="T13">,    </text:span><text:span text:style-name="T18">'age'</text:span><text:span text:style-name="T13">: </text:span><text:span text:style-name="T16">40</text:span><text:span text:style-name="T13">, </text:span><text:span text:style-name="T18">'active'</text:span><text:span text:style-name="T13">: false },</text:span></text:p>
      <text:p text:style-name="P6">  <text:span text:style-name="T13">{ </text:span><text:span text:style-name="T18">'user'</text:span><text:span text:style-name="T13">: </text:span><text:span text:style-name="T18">'pebbles'</text:span><text:span text:style-name="T13">, </text:span><text:span text:style-name="T18">'age'</text:span><text:span text:style-name="T13">: </text:span><text:span text:style-name="T16">1</text:span><text:span text:style-name="T13">,  </text:span><text:span text:style-name="T18">'active'</text:span><text:span text:style-name="T13">: true }</text:span></text:p>
      <text:p text:style-name="P8">];</text:p>
      <text:p text:style-name="P6"><text:soft-page-break/> </text:p>
      <text:p text:style-name="P8">_.<text:span text:style-name="T20">find</text:span>(users, <text:span text:style-name="T14">function</text:span>(o) { return o.age &lt; <text:span text:style-name="T14">40</text:span>; });</text:p>
      <text:p text:style-name="P10">// =&gt; object for 'barney'</text:p>
      <text:p text:style-name="P6"> </text:p>
      <text:p text:style-name="P10">// The `_.matches` iteratee shorthand.</text:p>
      <text:p text:style-name="P8">_.<text:span text:style-name="T20">find</text:span>(users, { <text:span text:style-name="T17">'age'</text:span>: <text:span text:style-name="T14">1</text:span>, <text:span text:style-name="T17">'active'</text:span>: true });</text:p>
      <text:p text:style-name="P10">// =&gt; object for 'pebbles'</text:p>
      <text:p text:style-name="P6"> </text:p>
      <text:p text:style-name="P10">// The `_.matchesProperty` iteratee shorthand.</text:p>
      <text:p text:style-name="P8">_.<text:span text:style-name="T20">find</text:span>(users, [<text:span text:style-name="T17">'active'</text:span>, false]);</text:p>
      <text:p text:style-name="P10">// =&gt; object for 'fred'</text:p>
      <text:p text:style-name="P6"> </text:p>
      <text:p text:style-name="P10">// The `_.property` iteratee shorthand.</text:p>
      <text:p text:style-name="P8">_.<text:span text:style-name="T20">find</text:span>(users, <text:span text:style-name="T17">'active'</text:span>);</text:p>
      <text:p text:style-name="P10">// =&gt; object for 'barney'</text:p>
      <text:p text:style-name="P13"><text:span text:style-name="T2"/></text:p>
      <text:p text:style-name="P13"><text:span text:style-name="T2">foreach: </text:span><text:bookmark text:name="forEach"/><text:span text:style-name="Source_20_Text"><text:span text:style-name="T5">_.forEach(collection, [iteratee=_.identity])</text:span></text:span></text:p>
      <text:p text:style-name="P13"><text:span text:style-name="T4">Iterates over elements of </text:span><text:span text:style-name="Source_20_Text"><text:span text:style-name="T6">collection</text:span></text:span><text:span text:style-name="T3"> </text:span><text:span text:style-name="T4">and invokes </text:span><text:span text:style-name="Source_20_Text"><text:span text:style-name="T6">iteratee</text:span></text:span><text:span text:style-name="T3"> </text:span><text:span text:style-name="T4">for each element. The iteratee is invoked with three arguments: </text:span><text:span text:style-name="Emphasis"><text:span text:style-name="T12">(value, index|key, collection)</text:span></text:span><text:span text:style-name="T4">. Iteratee functions may exit iteration early by explicitly returning </text:span><text:span text:style-name="Source_20_Text"><text:span text:style-name="T6">false</text:span></text:span><text:span text:style-name="T4">.</text:span><text:span text:style-name="T2"> </text:span></text:p>
      <text:p text:style-name="P3"><text:span text:style-name="T2">_.</text:span><text:span text:style-name="T21">forEach</text:span><text:span text:style-name="T2">([</text:span><text:span text:style-name="T15">1</text:span><text:span text:style-name="T2">, </text:span><text:span text:style-name="T15">2</text:span><text:span text:style-name="T2">], </text:span><text:span text:style-name="T15">function</text:span><text:span text:style-name="T2">(value) {</text:span></text:p>
      <text:p text:style-name="P7">  <text:span text:style-name="T13">console.log(value);</text:span></text:p>
      <text:p text:style-name="P9">});</text:p>
      <text:p text:style-name="P11">// =&gt; Logs `1` then `2`.</text:p>
      <text:p text:style-name="P7"> </text:p>
      <text:p text:style-name="P9">_.<text:span text:style-name="T20">forEach</text:span>({ <text:span text:style-name="T17">'a'</text:span>: <text:span text:style-name="T14">1</text:span>, <text:span text:style-name="T17">'b'</text:span>: <text:span text:style-name="T14">2</text:span> }, <text:span text:style-name="T14">function</text:span>(value, key) {</text:p>
      <text:p text:style-name="P7">  <text:span text:style-name="T13">console.log(key);</text:span></text:p>
      <text:p text:style-name="P9">});</text:p>
      <text:p text:style-name="P11">// =&gt; Logs 'a' then 'b' (iteration order is not guaranteed).</text:p>
      <text:p text:style-name="P15"><text:span text:style-name="Source_20_Text"><text:span text:style-name="T7"/></text:span></text:p>
      <text:p text:style-name="P13"><text:span text:style-name="T2">Reject: </text:span><text:bookmark text:name="reject"/><text:span text:style-name="Source_20_Text"><text:span text:style-name="T5">_.reject(collection, [predicate=_.identity])</text:span></text:span></text:p>
      <text:p text:style-name="P16"><text:span text:style-name="T4">The opposite of </text:span><text:a xlink:type="simple" xlink:href="https://lodash.com/docs/4.17.4#filter" text:style-name="Internet_20_link" text:visited-style-name="Visited_20_Internet_20_Link"><text:span text:style-name="Source_20_Text"><text:span text:style-name="T8">_.filter</text:span></text:span></text:a><text:span text:style-name="T4">; this method returns the elements of </text:span><text:span text:style-name="Source_20_Text"><text:span text:style-name="T6">collection</text:span></text:span><text:span text:style-name="T4"> that </text:span><text:span text:style-name="Source_20_Text"><text:span text:style-name="T6">predicate</text:span></text:span><text:span text:style-name="T4"> does </text:span><text:span text:style-name="Strong_20_Emphasis"><text:span text:style-name="T4">not</text:span></text:span><text:span text:style-name="T4"> return truthy for.</text:span></text:p>
      <text:p text:style-name="P5"><text:span text:style-name="T15">var</text:span><text:span text:style-name="T2"> users = [</text:span></text:p>
      <text:p text:style-name="P6">  <text:span text:style-name="T13">{ </text:span><text:span text:style-name="T18">'user'</text:span><text:span text:style-name="T13">: </text:span><text:span text:style-name="T18">'barney'</text:span><text:span text:style-name="T13">, </text:span><text:span text:style-name="T18">'age'</text:span><text:span text:style-name="T13">: </text:span><text:span text:style-name="T16">36</text:span><text:span text:style-name="T13">, </text:span><text:span text:style-name="T18">'active'</text:span><text:span text:style-name="T13">: false },</text:span></text:p>
      <text:p text:style-name="P6">  <text:span text:style-name="T13">{ </text:span><text:span text:style-name="T18">'user'</text:span><text:span text:style-name="T13">: </text:span><text:span text:style-name="T18">'fred'</text:span><text:span text:style-name="T13">,   </text:span><text:span text:style-name="T18">'age'</text:span><text:span text:style-name="T13">: </text:span><text:span text:style-name="T16">40</text:span><text:span text:style-name="T13">, </text:span><text:span text:style-name="T18">'active'</text:span><text:span text:style-name="T13">: true }</text:span></text:p>
      <text:p text:style-name="P8">];</text:p>
      <text:p text:style-name="P6"> </text:p>
      <text:p text:style-name="P8">_.<text:span text:style-name="T20">reject</text:span>(users, <text:span text:style-name="T14">function</text:span>(o) { return !o.active; });</text:p>
      <text:p text:style-name="P10">// =&gt; objects for ['fred']</text:p>
      <text:p text:style-name="P6"> </text:p>
      <text:p text:style-name="P10">// The `_.matches` iteratee shorthand.</text:p>
      <text:p text:style-name="P8">_.<text:span text:style-name="T20">reject</text:span>(users, { <text:span text:style-name="T17">'age'</text:span>: <text:span text:style-name="T14">40</text:span>, <text:span text:style-name="T17">'active'</text:span>: true });</text:p>
      <text:p text:style-name="P10"><text:soft-page-break/>// =&gt; objects for ['barney']</text:p>
      <text:p text:style-name="P6"> </text:p>
      <text:p text:style-name="P10">// The `_.matchesProperty` iteratee shorthand.</text:p>
      <text:p text:style-name="P8">_.<text:span text:style-name="T20">reject</text:span>(users, [<text:span text:style-name="T17">'active'</text:span>, false]);</text:p>
      <text:p text:style-name="P10">// =&gt; objects for ['fred']</text:p>
      <text:p text:style-name="P6"> </text:p>
      <text:p text:style-name="P10">// The `_.property` iteratee shorthand.</text:p>
      <text:p text:style-name="P8">_.<text:span text:style-name="T20">reject</text:span>(users, <text:span text:style-name="T17">'active'</text:span>);</text:p>
      <text:p text:style-name="P10">// =&gt; objects for ['barney']</text:p>
      <text:p text:style-name="P12"><text:span text:style-name="T2"/></text:p>
      <text:p text:style-name="P13"><text:span text:style-name="T2">isequal: </text:span><text:bookmark text:name="isEqual"/><text:span text:style-name="Source_20_Text"><text:span text:style-name="T5">_.isEqual(value, other)</text:span></text:span></text:p>
      <text:p text:style-name="P13"><text:span text:style-name="T4">Performs a deep comparison between two values to determine if they are equivalent.</text:span><text:span text:style-name="T2"> </text:span></text:p>
      <text:p text:style-name="P2"><text:span text:style-name="T15">var</text:span><text:span text:style-name="T2"> object = { </text:span><text:span text:style-name="T19">'a'</text:span><text:span text:style-name="T2">: </text:span><text:span text:style-name="T15">1</text:span><text:span text:style-name="T2"> };</text:span></text:p>
      <text:p text:style-name="P8"><text:span text:style-name="T14">var</text:span> other = { <text:span text:style-name="T17">'a'</text:span>: <text:span text:style-name="T14">1</text:span> };</text:p>
      <text:p text:style-name="P6"> </text:p>
      <text:p text:style-name="P8">_.<text:span text:style-name="T20">isEqual</text:span>(object, other);</text:p>
      <text:p text:style-name="P10">// =&gt; true</text:p>
      <text:p text:style-name="P6"> </text:p>
      <text:p text:style-name="P8">object === other;</text:p>
      <text:p text:style-name="P10">// =&gt; false</text:p>
      <text:p text:style-name="P13"><text:span text:style-name="T2"/></text:p>
      <text:p text:style-name="Standard"><text:span text:style-name="T2">flatten: </text:span><text:bookmark text:name="flatten"/><text:span text:style-name="Source_20_Text"><text:span text:style-name="T5">_.flatten(array)</text:span></text:span></text:p>
      <text:p text:style-name="Standard"><text:span text:style-name="T4">Flattens </text:span><text:span text:style-name="Source_20_Text"><text:span text:style-name="T6">array</text:span></text:span><text:span text:style-name="T3"> </text:span><text:span text:style-name="T4">a single level deep.</text:span><text:span text:style-name="T2"> </text:span></text:p>
      <text:p text:style-name="P1"><text:span text:style-name="T2">_.</text:span><text:span text:style-name="T21">flatten</text:span><text:span text:style-name="T2">([</text:span><text:span text:style-name="T15">1</text:span><text:span text:style-name="T2">, [</text:span><text:span text:style-name="T15">2</text:span><text:span text:style-name="T2">, [</text:span><text:span text:style-name="T15">3</text:span><text:span text:style-name="T2">, [</text:span><text:span text:style-name="T15">4</text:span><text:span text:style-name="T2">]], </text:span><text:span text:style-name="T15">5</text:span><text:span text:style-name="T2">]]);</text:span></text:p>
      <text:p text:style-name="P10">// =&gt; [1, 2, [3, [4]], 5]</text:p>
      <text:p text:style-name="Heading_20_3"><text:bookmark text:name="flattenDeep"/><text:span text:style-name="Source_20_Text"><text:span text:style-name="T5">_.flattenDeep(array)</text:span></text:span></text:p>
      <text:p text:style-name="P14"><text:span text:style-name="T4">Recursively flattens </text:span><text:span text:style-name="Source_20_Text"><text:span text:style-name="T6">array</text:span></text:span><text:span text:style-name="T4">.</text:span><text:span text:style-name="T2"> </text:span></text:p>
      <text:p text:style-name="P14"><text:bookmark text:name="flattenDepth"/><text:span text:style-name="Source_20_Text"><text:span text:style-name="T5">_.flattenDepth(array, [depth=1])</text:span></text:span></text:p>
      <text:p text:style-name="P14"><text:span text:style-name="Source_20_Text"><text:span text:style-name="T4">Recursively flatten </text:span></text:span><text:span text:style-name="Source_20_Text"><text:span text:style-name="T6">array</text:span></text:span><text:span text:style-name="Source_20_Text"><text:span text:style-name="T5"> </text:span></text:span><text:span text:style-name="Source_20_Text"><text:span text:style-name="T4">up to </text:span></text:span><text:span text:style-name="Source_20_Text"><text:span text:style-name="T6">depth</text:span></text:span><text:span text:style-name="Source_20_Text"><text:span text:style-name="T5"> </text:span></text:span><text:span text:style-name="Source_20_Text"><text:span text:style-name="T4">times.</text:span></text:span><text:span text:style-name="Source_20_Text"><text:span text:style-name="T5"> </text:span>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Source Code Pro', 'Courier New'"/>
    <style:font-face style:name="Mangal1" svg:font-family="Mangal"/>
    <style:font-face style:name="Segoe UI" svg:font-family="'Segoe UI', 'Helvetica Neue', Helvetica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Heading_20_4" style:display-name="Heading 4" style:family="paragraph" style:parent-style-name="Heading" style:class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2:06:47.224000000</meta:creation-date>
    <dc:date>2017-03-29T12:16:01.700000000</dc:date>
    <meta:editing-duration>PT9M15S</meta:editing-duration>
    <meta:editing-cycles>1</meta:editing-cycles>
    <meta:document-statistic meta:table-count="0" meta:image-count="0" meta:object-count="0" meta:page-count="3" meta:paragraph-count="101" meta:word-count="483" meta:character-count="3400" meta:non-whitespace-character-count="2952"/>
    <meta:generator>LibreOffice/5.1.2.2$Windows_x86 LibreOffice_project/d3bf12ecb743fc0d20e0be0c58ca359301eb705f</meta:generator>
  </office:meta>
</office:document-meta>
</file>